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list-style-name="L1"/>
    <style:style style:name="P3" style:family="paragraph" style:parent-style-name="Table_20_Contents">
      <style:paragraph-properties fo:text-align="end" style:justify-single-word="false"/>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style>
    <style:style style:name="P6" style:family="paragraph" style:parent-style-name="Text_20_body">
      <style:text-properties fo:font-weight="bold"/>
    </style:style>
    <style:style style:name="P7" style:family="paragraph" style:parent-style-name="Heading_20_1">
      <style:paragraph-properties fo:text-align="center" style:justify-single-word="false"/>
    </style:style>
    <style:style style:name="P8" style:family="paragraph" style:parent-style-name="Heading_20_1">
      <style:text-properties fo:font-size="12pt" fo:font-style="normal" fo:font-weight="normal" style:font-style-asian="normal" style:font-weight-asian="normal" style:font-style-complex="normal" style:font-weight-complex="normal"/>
    </style:style>
    <style:style style:name="P9" style:family="paragraph" style:parent-style-name="Heading_20_2">
      <style:text-properties fo:font-weight="bold" style:font-weight-asian="bold" style:font-weight-complex="bold"/>
    </style:style>
    <style:style style:name="P10" style:family="paragraph" style:parent-style-name="Text_20_body" style:list-style-name="L1"/>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Heading_20_3">
      <style:text-properties fo:font-weight="bold" style:font-weight-asian="bold" style:font-weight-complex="bold"/>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text-outline="false" style:text-line-through-style="none" style:text-position="0% 100%" style:font-name="Tahoma"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text:id="ct158365624">
          <text:deletion>
            <office:change-info>
              <dc:creator>Eduardo </dc:creator>
              <dc:date>2010-07-09T20:59:00</dc:date>
            </office:change-info>
            <text:p text:style-name="Text_20_body">á</text:p>
          </text:deletion>
        </text:changed-region>
        <text:changed-region text:id="ct216192872">
          <text:deletion>
            <office:change-info>
              <dc:creator>Nestor  Jorge </dc:creator>
              <dc:date>2010-07-13T00:03:00</dc:date>
            </office:change-info>
            <text:p text:style-name="P1"><text:s text:c="2"/></text:p>
          </text:deletion>
        </text:changed-region>
        <text:changed-region text:id="ct158707632">
          <text:insertion>
            <office:change-info>
              <dc:creator>Eduardo </dc:creator>
              <dc:date>2010-07-09T23:51:00</dc:date>
            </office:change-info>
          </text:insertion>
        </text:changed-region>
        <text:changed-region text:id="ct158709600">
          <text:insertion>
            <office:change-info>
              <dc:creator>Eduardo </dc:creator>
              <dc:date>2010-07-09T23:52:00</dc:date>
            </office:change-info>
          </text:insertion>
        </text:changed-region>
        <text:changed-region text:id="ct158709736">
          <text:insertion>
            <office:change-info>
              <dc:creator>Eduardo </dc:creator>
              <dc:date>2010-07-09T23:54:00</dc:date>
            </office:change-info>
          </text:insertion>
        </text:changed-region>
        <text:changed-region text:id="ct158709872">
          <text:insertion>
            <office:change-info>
              <dc:creator>Eduardo </dc:creator>
              <dc:date>2010-07-09T23:51:00</dc:date>
            </office:change-info>
          </text:insertion>
        </text:changed-region>
        <text:changed-region text:id="ct158709976">
          <text:insertion>
            <office:change-info>
              <dc:creator>Eduardo </dc:creator>
              <dc:date>2010-07-09T23:56:00</dc:date>
            </office:change-info>
          </text:insertion>
        </text:changed-region>
        <text:changed-region text:id="ct158710152">
          <text:insertion>
            <office:change-info>
              <dc:creator>Eduardo </dc:creator>
              <dc:date>2010-07-09T23:54:00</dc:date>
            </office:change-info>
          </text:insertion>
        </text:changed-region>
        <text:changed-region text:id="ct215827464">
          <text:insertion>
            <office:change-info>
              <dc:creator>Nestor  Jorge </dc:creator>
              <dc:date>2010-07-13T00:07:00</dc:date>
            </office:change-info>
          </text:insertion>
        </text:changed-region>
        <text:changed-region text:id="ct216818968">
          <text:insertion>
            <office:change-info>
              <dc:creator>Nestor  Jorge </dc:creator>
              <dc:date>2010-07-13T00:14:00</dc:date>
            </office:change-info>
          </text:insertion>
        </text:changed-region>
        <text:changed-region text:id="ct215896128">
          <text:deletion>
            <office:change-info>
              <dc:creator>Nestor  Jorge </dc:creator>
              <dc:date>2010-07-13T00:12:00</dc:date>
            </office:change-info>
            <text:list xml:id="list20132242" text:style-name="L1">
              <text:list-header>
                <text:p text:style-name="P2">Búsqueda de herramientas para llevar a cabo la infraestructura propuesta </text:p>
                <text:p text:style-name="P2">Propuesta de implementación.</text:p>
              </text:list-header>
              <text:list-item>
                <text:p text:style-name="P2">Implementación (tentativa).</text:p>
              </text:list-item>
            </text:list>
          </text:deletion>
        </text:changed-region>
        <text:changed-region text:id="ct158833952">
          <text:insertion>
            <office:change-info>
              <dc:creator>Eduardo </dc:creator>
              <dc:date>2010-07-09T21:18:00</dc:date>
            </office:change-info>
          </text:insertion>
        </text:changed-region>
        <text:changed-region text:id="ct158835144">
          <text:deletion>
            <office:change-info>
              <dc:creator>Eduardo </dc:creator>
              <dc:date>2010-07-09T21:18:00</dc:date>
            </office:change-info>
            <text:p text:style-name="Text_20_body">??????</text:p>
          </text:deletion>
        </text:changed-region>
        <text:changed-region text:id="ct158834536">
          <text:insertion>
            <office:change-info>
              <dc:creator>Eduardo </dc:creator>
              <dc:date>2010-07-09T23: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 text:c="2"/>Especialización en Sistemas y Servicios Distribuidos </text:h>
      <text:p text:style-name="P5"/>
      <text:h text:style-name="P7" text:outline-level="1">Trabajo Integrador </text:h>
      <text:p text:style-name="Text_20_body"/>
      <text:p text:style-name="Text_20_body"><text:span text:style-name="T1">Titulo</text:span>: <text:s/><text:title>Análisis de implementación de sistemas de Computo Voluntario Rentable</text:title></text:p>
      <text:p text:style-name="Text_20_body"><text:span text:style-name="T1">Director</text:span>: Pablo P<text:change text:change-id="ct158365624"/>assera</text:p>
      <text:p text:style-name="Text_20_body"><text:span text:style-name="T1">Colaboradores</text:span>: Mariano Cilia </text:p>
      <text:p text:style-name="Text_20_body"><text:span text:style-name="T1">Autores</text:span><text:span text:style-name="T2">: </text:span><text:span text:style-name="T2"><text:user-defined text:name="Autores">Eduardo Sanchez, Javier Jorge</text:user-defined></text:span></text:p>
      <text:p text:style-name="Text_20_body"><text:span text:style-name="T1">Tema</text:span>: <text:subject>Computo voluntario</text:subject></text:p>
      <text:h text:style-name="P9" text:outline-level="2">Resumen</text:h>
      <text:h text:style-name="P12" text:outline-level="3">Motivación</text:h>
      <text:p text:style-name="P1">Cada vez mas personas tienen una computadora en su casa que permanece encendida la mayor parte del tiempo con una gran capacidad de cómputo ocioso. </text:p>
      <text:p text:style-name="P1">Por otra parte existe una gran cantidad de proyectos de investigación tanto en el ámbito académico como en el industrial; que requieren, día a día, de un mayor poder de computo y de almacenamiento.</text:p>
      <text:p text:style-name="P1">El problema es aún mayor si esta necesidad de computo es variable; es decir, no siempre se esta procesando o almacenando grandes volúmenes de datos. Por lo tanto comprar mas recursos no sería la mejor opción.</text:p>
      <text:p text:style-name="P1">El cómputo voluntario permite darle una solución a este problema, donde el recurso “voluntario” ofrece su capacidad de co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1">Queremos poder agregar cambios o torcer ligeramente su filosofía, de modo que los voluntarios no sean anonimos, y se pueda mantener un ranking <text:s/>(como lo hace MercadoLibre), brindarle seguridad de modo que el voluntario no pueda saber que esta procesando (lo vea como caja negra) pero de igual manera que no se ejecute codigo malicioso en el host voluntario. <text:s/>Por ultimo, nos pareceria importante <text:change text:change-id="ct216192872"/>que los sistemas de computación (no tan) voluntaria <text:s/>ofrezcan algún sistema de retribución a los usuarios. <text:change-start text:change-id="ct158707632"/></text:p>
      <text:p text:style-name="P1">JAVIER: fijate por ahi podriamos agregar/quitar algun security issue de BOINC..</text:p>
      <text:h text:style-name="P8" text:outline-level="1"><text:bookmark text:name="cg1d"/><text:change-end text:change-id="ct158707632"/><text:change-start text:change-id="ct158709600"/><text:soft-page-break/>http://boinc.berkeley.edu/trac/wiki/SecurityIssues</text:h>
      <text:p text:style-name="P1"/>
      <text:p text:style-name="P1">O poner que los problemas que queremos atacar, solucionan esos issues (dormi 2 horas, demasiado que estoy despierto..)<text:change-end text:change-id="ct158709600"/><text:change-start text:change-id="ct158709736"/></text:p>
      <text:p text:style-name="P1">O poner algun TODO de BOINC que parezca lindo, y de paso, le metemos algo nuevo..<text:change-end text:change-id="ct158709736"/><text:change-start text:change-id="ct158709872"/></text:p>
      <text:p text:style-name="P1"><text:change-end text:change-id="ct158709872"/><text:change-start text:change-id="ct158709976"/>Distribucion de las tareas??<text:change-end text:change-id="ct158709976"/></text:p>
      <text:h text:style-name="Heading_20_3" text:outline-level="3">Objetivos<text:change-start text:change-id="ct158710152"/> (desactualizao)<text:change-end text:change-id="ct158710152"/></text:h>
      <text:list xml:id="list20256260" text:continue-numbering="true" text:style-name="L1">
        <text:list-item>
          <text:p text:style-name="P2"><text:change-start text:change-id="ct215827464"/>Analizar y estudiar los sistemas de computo voluntario</text:p>
          <text:list>
            <text:list-item>
              <text:p text:style-name="P2">Relevar tecnologias y frameworks que utilizan</text:p>
            </text:list-item>
            <text:list-item>
              <text:p text:style-name="P2">Relevar proyectos que esten utilizando esta metodología actualmente</text:p>
            </text:list-item>
          </text:list>
        </text:list-item>
        <text:list-item>
          <text:p text:style-name="P2">Revisar las fortalezas y debilidades de estos sistemas </text:p>
          <text:list>
            <text:list-item>
              <text:p text:style-name="P2">Proponer mejoras (Seguridad, arquitectura, … )</text:p>
            </text:list-item>
          </text:list>
        </text:list-item>
        <text:list-item>
          <text:p text:style-name="P2">Analizar la posiblilidad de hacerlo rentado</text:p>
        </text:list-item>
        <text:list-item>
          <text:p text:style-name="P2"><text:change-end text:change-id="ct215827464"/>Proponer una arquitectura de software que posibilite hacer computo voluntario teniendo en cuenta:<text:change-start text:change-id="ct216818968"/><office:annotation><dc:creator>Nestor  Jorge </dc:creator><dc:date>2010-07-13T00:14:00.25</dc:date><text:p text:style-name="P13"><text:span text:style-name="T3">Revisar si esto sigue teniendo sentido … </text:span></text:p></office:annotation><text:change-end text:change-id="ct216818968"/></text:p>
          <text:list>
            <text:list-item>
              <text:p text:style-name="P2">Seguridad. </text:p>
              <text:list>
                <text:list-item>
                  <text:p text:style-name="P2">Evitar que se adulteren resultados.</text:p>
                </text:list-item>
                <text:list-item>
                  <text:p text:style-name="P2">Autenticación de usuarios.</text:p>
                </text:list-item>
              </text:list>
            </text:list-item>
            <text:list-item>
              <text:p text:style-name="P2">Descubrimiento de usuarios y caracterización de los mismos.</text:p>
            </text:list-item>
            <text:list-item>
              <text:p text:style-name="P2">Distribución de trabajo.</text:p>
            </text:list-item>
            <text:list-item>
              <text:p text:style-name="P2">Retribución.</text:p>
            </text:list-item>
          </text:list>
          <text:p text:style-name="P2"><text:change text:change-id="ct215896128"/></text:p>
        </text:list-item>
      </text:list>
      <text:h text:style-name="Heading_20_3" text:outline-level="3">Metodología a seguir</text:h>
      <text:p text:style-name="Text_20_body"><text:change-start text:change-id="ct158833952"/>La metodologìa del burro!! <text:change-end text:change-id="ct158833952"/><text:change text:change-id="ct158835144"/><text:change-start text:change-id="ct158834536"/><text:s/></text:p>
      <text:p text:style-name="Text_20_body"><text:change-end text:change-id="ct158834536"/>Debido a que es la primera vez que nos enfrentamos a este tipo de computación distribuida, <text:s/>tomando algunos referentes en funcionamiento (i.e. BOINC), <text:s/>se va a investigar cuales son sus problemas y limitaciones, cual es la arquitectura que proponen, y sus posibles mejoras (en caso de encontrarse). Y por ultimo como adaptar esa arquitectura para resolver los problemas que encontramos.- ((la autenticación de usuarios, su ranking, evitar espiar lo que se esta procesando, evitar correr código malicioso, retribución al buen voluntario)</text:p>
      <text:p text:style-name="Text_20_body"/>
      <text:h text:style-name="Heading_20_3" text:outline-level="3"><text:soft-page-break/>Bibliografia</text:h>
      <text:p text:style-name="Text_20_body"><text:a xlink:type="simple" xlink:href="http://en.wikipedia.org/wiki/Volunteer_computing">http://en.wikipedia.org/wiki/Volunteer_computing</text:a></text:p>
      <text:p text:style-name="Text_20_body"><text:a xlink:type="simple" xlink:href="http://www.jgroups.org/taskdistribution.html">http://www.jgroups.org/taskdistribution.html</text:a> </text:p>
      <text:p text:style-name="P6">http://boinc.berkeley.edu</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1" style:display-name="heading 1" style:family="paragraph" style:parent-style-name="Heading" style:next-style-name="Text_20_body" style:default-outline-level="1" style:list-style-name="">
      <style:text-properties style:font-name="Times New Roman" fo:font-size="24pt" fo:font-weight="bold" style:font-name-complex="Times New Roman"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none" fo:border-right="none" fo:border-top="none" fo:border-bottom="0.002cm solid #000000"/>
    </style:style>
    <style:style style:name="MP1"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true"/>
      </style:header-style>
      <style:footer-style>
        <style:header-footer-properties fo:min-height="1.016cm" fo:margin-left="0cm" fo:margin-right="0cm" fo:margin-top="0.508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Table_20_Contents"><text:title>Análisis de implementación de sistemas de Computo Voluntario Rentable</text:title></text:p>
            </table:table-cell>
            <table:table-cell table:style-name="Tabla1.A1" office:value-type="string">
              <text:p text:style-name="MP1"><text:user-defined text:name="Autores">Eduardo Sanchez, Javier Jorge</text:user-defined></text:p>
              <text:p text:style-name="MP1"><text:date style:data-style-name="N37" text:date-value="2010-07-04T00:14:03.98" text:fixed="true">04/07/10</text:date></text:p>
            </table:table-cell>
          </table:table-row>
        </table:table>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vier jorge</meta:initial-creator>
    <meta:creation-date>2010-07-03T21:01:03</meta:creation-date>
    <meta:editing-cycles>16</meta:editing-cycles>
    <meta:editing-duration>PT23H13M46S</meta:editing-duration>
    <dc:description>
Director: Pablo Pásera
Colaboradores: papi embudos 

Resumen
Motivación
Cada vez mas personas tienen una computadora en sus casas y esta permanece encendida la mayor parte del tiempo y con una gran capacidad de cómputo ocioso. Para aprovechar esta capacidad se puede ofrecer la PC para realizar tareas de cómputo voluntario. El problema es que los sistemas de computación voluntaria no ofrecen algún sistema de retribución a los usuarios. La idea de este trabajo es diseñar una arquitectura para dar soporte a este sistema y ademas analizar la posibilidad de brindar una retribución a los usuarios que ofrezcan sus sistemas como huéspedes.</dc:description>
    <meta:keyword>Computo voluntario</meta:keyword>
    <meta:keyword>sistemas distribuidos</meta:keyword>
    <meta:keyword>seguridad</meta:keyword>
    <dc:subject>Computo voluntario</dc:subject>
    <dc:title>Análisis de implementación de sistemas de Computo Voluntario Rentable</dc:title>
    <dc:date>2010-07-13T00:14:23.98</dc:date>
    <dc:creator>Nestor  Jorge </dc:creator>
    <meta:generator>OpenOffice.org/3.2$Win32 OpenOffice.org_project/320m12$Build-9483</meta:generator>
    <meta:document-statistic meta:table-count="1" meta:image-count="0" meta:object-count="0" meta:page-count="3" meta:paragraph-count="49" meta:word-count="545" meta:character-count="3718"/>
    <meta:user-defined meta:name="Autores">Eduardo Sanchez, Javier Jorge</meta:user-defined>
  </office:meta>
</office:document-meta>
</file>